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91.33mm" svg:height="209.7mm" svg:x="20.94mm" svg:y="246.37mm">
            <loext:p draw:notify-on-update-of-ranges="Sheet1.A3:Sheet1.A40 Sheet1.G2:Sheet1.G2 Sheet1.G3:Sheet1.G40 Sheet1.A3:Sheet1.A40 Sheet1.B2:Sheet1.B2 Sheet1.B3:Sheet1.B40 Sheet1.A3:Sheet1.A40 Sheet1.D2:Sheet1.D2 Sheet1.D3:Sheet1.D40 Sheet1.A3:Sheet1.A40 Sheet1.I2:Sheet1.I2 Sheet1.I3:Sheet1.I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NO_PIVOT</text:p>
          </table:table-cell>
          <table:table-cell table:number-columns-repeated="4"/>
          <table:table-cell office:value-type="string" calcext:value-type="string">
            <text:p>PIV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_PIVOT_SEQ</text:p>
          </table:table-cell>
          <table:table-cell/>
          <table:table-cell office:value-type="string" calcext:value-type="string">
            <text:p>NO_PIVOT_PAR</text:p>
          </table:table-cell>
          <table:table-cell table:number-columns-repeated="2"/>
          <table:table-cell office:value-type="string" calcext:value-type="string">
            <text:p>PIVOT_SEQ</text:p>
          </table:table-cell>
          <table:table-cell/>
          <table:table-cell office:value-type="string" calcext:value-type="string">
            <text:p>PIVOT_PAR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0002" calcext:value-type="float">
            <text:p>0.000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775" calcext:value-type="float">
            <text:p>0.001775</text:p>
          </table:table-cell>
          <table:table-cell office:value-type="float" office:value="100" calcext:value-type="float">
            <text:p>100</text:p>
          </table:table-cell>
          <table:table-cell office:value-type="float" office:value="0.00236" calcext:value-type="float">
            <text:p>0.002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847" calcext:value-type="float">
            <text:p>0.001847</text:p>
          </table:table-cell>
          <table:table-cell office:value-type="float" office:value="100" calcext:value-type="float">
            <text:p>100</text:p>
          </table:table-cell>
          <table:table-cell office:value-type="float" office:value="0.003152" calcext:value-type="float">
            <text:p>0.0031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3078" calcext:value-type="float">
            <text:p>0.013078</text:p>
          </table:table-cell>
          <table:table-cell office:value-type="float" office:value="200" calcext:value-type="float">
            <text:p>200</text:p>
          </table:table-cell>
          <table:table-cell office:value-type="float" office:value="0.021009" calcext:value-type="float">
            <text:p>0.02100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13587" calcext:value-type="float">
            <text:p>0.013587</text:p>
          </table:table-cell>
          <table:table-cell office:value-type="float" office:value="200" calcext:value-type="float">
            <text:p>200</text:p>
          </table:table-cell>
          <table:table-cell office:value-type="float" office:value="0.023949" calcext:value-type="float">
            <text:p>0.0239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45548" calcext:value-type="float">
            <text:p>0.045548</text:p>
          </table:table-cell>
          <table:table-cell office:value-type="float" office:value="300" calcext:value-type="float">
            <text:p>300</text:p>
          </table:table-cell>
          <table:table-cell office:value-type="float" office:value="0.046715" calcext:value-type="float">
            <text:p>0.04671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48277" calcext:value-type="float">
            <text:p>0.048277</text:p>
          </table:table-cell>
          <table:table-cell office:value-type="float" office:value="300" calcext:value-type="float">
            <text:p>300</text:p>
          </table:table-cell>
          <table:table-cell office:value-type="float" office:value="0.047832" calcext:value-type="float">
            <text:p>0.0478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03075" calcext:value-type="float">
            <text:p>0.103075</text:p>
          </table:table-cell>
          <table:table-cell office:value-type="float" office:value="400" calcext:value-type="float">
            <text:p>400</text:p>
          </table:table-cell>
          <table:table-cell office:value-type="float" office:value="0.103873" calcext:value-type="float">
            <text:p>0.10387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103768" calcext:value-type="float">
            <text:p>0.103768</text:p>
          </table:table-cell>
          <table:table-cell office:value-type="float" office:value="400" calcext:value-type="float">
            <text:p>400</text:p>
          </table:table-cell>
          <table:table-cell office:value-type="float" office:value="0.096249" calcext:value-type="float">
            <text:p>0.0962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99745" calcext:value-type="float">
            <text:p>0.199745</text:p>
          </table:table-cell>
          <table:table-cell office:value-type="float" office:value="500" calcext:value-type="float">
            <text:p>500</text:p>
          </table:table-cell>
          <table:table-cell office:value-type="float" office:value="0.166797" calcext:value-type="float">
            <text:p>0.16679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99729" calcext:value-type="float">
            <text:p>0.199729</text:p>
          </table:table-cell>
          <table:table-cell office:value-type="float" office:value="500" calcext:value-type="float">
            <text:p>500</text:p>
          </table:table-cell>
          <table:table-cell office:value-type="float" office:value="0.172272" calcext:value-type="float">
            <text:p>0.1722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42639" calcext:value-type="float">
            <text:p>0.342639</text:p>
          </table:table-cell>
          <table:table-cell office:value-type="float" office:value="600" calcext:value-type="float">
            <text:p>600</text:p>
          </table:table-cell>
          <table:table-cell office:value-type="float" office:value="0.275971" calcext:value-type="float">
            <text:p>0.27597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346498" calcext:value-type="float">
            <text:p>0.346498</text:p>
          </table:table-cell>
          <table:table-cell office:value-type="float" office:value="600" calcext:value-type="float">
            <text:p>600</text:p>
          </table:table-cell>
          <table:table-cell office:value-type="float" office:value="0.299383" calcext:value-type="float">
            <text:p>0.2993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548881" calcext:value-type="float">
            <text:p>0.548881</text:p>
          </table:table-cell>
          <table:table-cell office:value-type="float" office:value="700" calcext:value-type="float">
            <text:p>700</text:p>
          </table:table-cell>
          <table:table-cell office:value-type="float" office:value="0.433235" calcext:value-type="float">
            <text:p>0.43323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0.553028" calcext:value-type="float">
            <text:p>0.553028</text:p>
          </table:table-cell>
          <table:table-cell office:value-type="float" office:value="700" calcext:value-type="float">
            <text:p>700</text:p>
          </table:table-cell>
          <table:table-cell office:value-type="float" office:value="0.444656" calcext:value-type="float">
            <text:p>0.4446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821118" calcext:value-type="float">
            <text:p>0.821118</text:p>
          </table:table-cell>
          <table:table-cell office:value-type="float" office:value="800" calcext:value-type="float">
            <text:p>800</text:p>
          </table:table-cell>
          <table:table-cell office:value-type="float" office:value="0.634209" calcext:value-type="float">
            <text:p>0.63420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0.835906" calcext:value-type="float">
            <text:p>0.835906</text:p>
          </table:table-cell>
          <table:table-cell office:value-type="float" office:value="800" calcext:value-type="float">
            <text:p>800</text:p>
          </table:table-cell>
          <table:table-cell office:value-type="float" office:value="0.654631" calcext:value-type="float">
            <text:p>0.65463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193751" calcext:value-type="float">
            <text:p>1.193751</text:p>
          </table:table-cell>
          <table:table-cell office:value-type="float" office:value="900" calcext:value-type="float">
            <text:p>900</text:p>
          </table:table-cell>
          <table:table-cell office:value-type="float" office:value="0.915649" calcext:value-type="float">
            <text:p>0.915649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.193536" calcext:value-type="float">
            <text:p>1.193536</text:p>
          </table:table-cell>
          <table:table-cell office:value-type="float" office:value="900" calcext:value-type="float">
            <text:p>900</text:p>
          </table:table-cell>
          <table:table-cell office:value-type="float" office:value="0.928757" calcext:value-type="float">
            <text:p>0.9287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29197" calcext:value-type="float">
            <text:p>1.629197</text:p>
          </table:table-cell>
          <table:table-cell office:value-type="float" office:value="1000" calcext:value-type="float">
            <text:p>1000</text:p>
          </table:table-cell>
          <table:table-cell office:value-type="float" office:value="1.221775" calcext:value-type="float">
            <text:p>1.22177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626817" calcext:value-type="float">
            <text:p>1.626817</text:p>
          </table:table-cell>
          <table:table-cell office:value-type="float" office:value="1000" calcext:value-type="float">
            <text:p>1000</text:p>
          </table:table-cell>
          <table:table-cell office:value-type="float" office:value="1.393999" calcext:value-type="float">
            <text:p>1.39399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.152326" calcext:value-type="float">
            <text:p>2.152326</text:p>
          </table:table-cell>
          <table:table-cell office:value-type="float" office:value="1100" calcext:value-type="float">
            <text:p>1100</text:p>
          </table:table-cell>
          <table:table-cell office:value-type="float" office:value="1.646936" calcext:value-type="float">
            <text:p>1.646936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2.170218" calcext:value-type="float">
            <text:p>2.170218</text:p>
          </table:table-cell>
          <table:table-cell office:value-type="float" office:value="1100" calcext:value-type="float">
            <text:p>1100</text:p>
          </table:table-cell>
          <table:table-cell office:value-type="float" office:value="1.838448" calcext:value-type="float">
            <text:p>1.83844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793202" calcext:value-type="float">
            <text:p>2.793202</text:p>
          </table:table-cell>
          <table:table-cell office:value-type="float" office:value="1200" calcext:value-type="float">
            <text:p>1200</text:p>
          </table:table-cell>
          <table:table-cell office:value-type="float" office:value="2.362074" calcext:value-type="float">
            <text:p>2.36207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2.81547" calcext:value-type="float">
            <text:p>2.81547</text:p>
          </table:table-cell>
          <table:table-cell office:value-type="float" office:value="1200" calcext:value-type="float">
            <text:p>1200</text:p>
          </table:table-cell>
          <table:table-cell office:value-type="float" office:value="2.178785" calcext:value-type="float">
            <text:p>2.1787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.558396" calcext:value-type="float">
            <text:p>3.558396</text:p>
          </table:table-cell>
          <table:table-cell office:value-type="float" office:value="1300" calcext:value-type="float">
            <text:p>1300</text:p>
          </table:table-cell>
          <table:table-cell office:value-type="float" office:value="3.310399" calcext:value-type="float">
            <text:p>3.310399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3.58135" calcext:value-type="float">
            <text:p>3.58135</text:p>
          </table:table-cell>
          <table:table-cell office:value-type="float" office:value="1300" calcext:value-type="float">
            <text:p>1300</text:p>
          </table:table-cell>
          <table:table-cell office:value-type="float" office:value="2.750634" calcext:value-type="float">
            <text:p>2.75063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438408" calcext:value-type="float">
            <text:p>4.438408</text:p>
          </table:table-cell>
          <table:table-cell office:value-type="float" office:value="1400" calcext:value-type="float">
            <text:p>1400</text:p>
          </table:table-cell>
          <table:table-cell office:value-type="float" office:value="4.530016" calcext:value-type="float">
            <text:p>4.530016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4.509953" calcext:value-type="float">
            <text:p>4.509953</text:p>
          </table:table-cell>
          <table:table-cell office:value-type="float" office:value="1400" calcext:value-type="float">
            <text:p>1400</text:p>
          </table:table-cell>
          <table:table-cell office:value-type="float" office:value="3.776111" calcext:value-type="float">
            <text:p>3.7761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.459654" calcext:value-type="float">
            <text:p>5.459654</text:p>
          </table:table-cell>
          <table:table-cell office:value-type="float" office:value="1500" calcext:value-type="float">
            <text:p>1500</text:p>
          </table:table-cell>
          <table:table-cell office:value-type="float" office:value="4.854733" calcext:value-type="float">
            <text:p>4.854733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5.510939" calcext:value-type="float">
            <text:p>5.510939</text:p>
          </table:table-cell>
          <table:table-cell office:value-type="float" office:value="1500" calcext:value-type="float">
            <text:p>1500</text:p>
          </table:table-cell>
          <table:table-cell office:value-type="float" office:value="6.28426" calcext:value-type="float">
            <text:p>6.2842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599221" calcext:value-type="float">
            <text:p>6.599221</text:p>
          </table:table-cell>
          <table:table-cell office:value-type="float" office:value="1600" calcext:value-type="float">
            <text:p>1600</text:p>
          </table:table-cell>
          <table:table-cell office:value-type="float" office:value="5.133781" calcext:value-type="float">
            <text:p>5.133781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6.663153" calcext:value-type="float">
            <text:p>6.663153</text:p>
          </table:table-cell>
          <table:table-cell office:value-type="float" office:value="1600" calcext:value-type="float">
            <text:p>1600</text:p>
          </table:table-cell>
          <table:table-cell office:value-type="float" office:value="6.061978" calcext:value-type="float">
            <text:p>6.06197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.409168" calcext:value-type="float">
            <text:p>9.409168</text:p>
          </table:table-cell>
          <table:table-cell office:value-type="float" office:value="1800" calcext:value-type="float">
            <text:p>1800</text:p>
          </table:table-cell>
          <table:table-cell office:value-type="float" office:value="8.762176" calcext:value-type="float">
            <text:p>8.762176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9.518762" calcext:value-type="float">
            <text:p>9.518762</text:p>
          </table:table-cell>
          <table:table-cell office:value-type="float" office:value="1800" calcext:value-type="float">
            <text:p>1800</text:p>
          </table:table-cell>
          <table:table-cell office:value-type="float" office:value="8.699561" calcext:value-type="float">
            <text:p>8.69956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.062365" calcext:value-type="float">
            <text:p>11.062365</text:p>
          </table:table-cell>
          <table:table-cell office:value-type="float" office:value="1900" calcext:value-type="float">
            <text:p>1900</text:p>
          </table:table-cell>
          <table:table-cell office:value-type="float" office:value="9.299248" calcext:value-type="float">
            <text:p>9.29924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1.166607" calcext:value-type="float">
            <text:p>11.166607</text:p>
          </table:table-cell>
          <table:table-cell office:value-type="float" office:value="1900" calcext:value-type="float">
            <text:p>1900</text:p>
          </table:table-cell>
          <table:table-cell office:value-type="float" office:value="11.140706" calcext:value-type="float">
            <text:p>11.1407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.381031" calcext:value-type="float">
            <text:p>13.381031</text:p>
          </table:table-cell>
          <table:table-cell office:value-type="float" office:value="2000" calcext:value-type="float">
            <text:p>2000</text:p>
          </table:table-cell>
          <table:table-cell office:value-type="float" office:value="11.076618" calcext:value-type="float">
            <text:p>11.07661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.393177" calcext:value-type="float">
            <text:p>13.393177</text:p>
          </table:table-cell>
          <table:table-cell office:value-type="float" office:value="2000" calcext:value-type="float">
            <text:p>2000</text:p>
          </table:table-cell>
          <table:table-cell office:value-type="float" office:value="12.146508" calcext:value-type="float">
            <text:p>12.14650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.33157" calcext:value-type="float">
            <text:p>15.33157</text:p>
          </table:table-cell>
          <table:table-cell office:value-type="float" office:value="2100" calcext:value-type="float">
            <text:p>2100</text:p>
          </table:table-cell>
          <table:table-cell office:value-type="float" office:value="13.490632" calcext:value-type="float">
            <text:p>13.490632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5.361895" calcext:value-type="float">
            <text:p>15.361895</text:p>
          </table:table-cell>
          <table:table-cell office:value-type="float" office:value="2100" calcext:value-type="float">
            <text:p>2100</text:p>
          </table:table-cell>
          <table:table-cell office:value-type="float" office:value="13.128272" calcext:value-type="float">
            <text:p>13.12827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.342254" calcext:value-type="float">
            <text:p>17.342254</text:p>
          </table:table-cell>
          <table:table-cell office:value-type="float" office:value="2200" calcext:value-type="float">
            <text:p>2200</text:p>
          </table:table-cell>
          <table:table-cell office:value-type="float" office:value="14.664903" calcext:value-type="float">
            <text:p>14.664903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7.215669" calcext:value-type="float">
            <text:p>17.215669</text:p>
          </table:table-cell>
          <table:table-cell office:value-type="float" office:value="2200" calcext:value-type="float">
            <text:p>2200</text:p>
          </table:table-cell>
          <table:table-cell office:value-type="float" office:value="16.486133" calcext:value-type="float">
            <text:p>16.48613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.52786" calcext:value-type="float">
            <text:p>19.52786</text:p>
          </table:table-cell>
          <table:table-cell office:value-type="float" office:value="2300" calcext:value-type="float">
            <text:p>2300</text:p>
          </table:table-cell>
          <table:table-cell office:value-type="float" office:value="16.493011" calcext:value-type="float">
            <text:p>16.493011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9.685158" calcext:value-type="float">
            <text:p>19.685158</text:p>
          </table:table-cell>
          <table:table-cell office:value-type="float" office:value="2300" calcext:value-type="float">
            <text:p>2300</text:p>
          </table:table-cell>
          <table:table-cell office:value-type="float" office:value="15.727448" calcext:value-type="float">
            <text:p>15.72744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2.196482" calcext:value-type="float">
            <text:p>22.196482</text:p>
          </table:table-cell>
          <table:table-cell office:value-type="float" office:value="2400" calcext:value-type="float">
            <text:p>2400</text:p>
          </table:table-cell>
          <table:table-cell office:value-type="float" office:value="18.140491" calcext:value-type="float">
            <text:p>18.140491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3.127505" calcext:value-type="float">
            <text:p>23.127505</text:p>
          </table:table-cell>
          <table:table-cell office:value-type="float" office:value="2400" calcext:value-type="float">
            <text:p>2400</text:p>
          </table:table-cell>
          <table:table-cell office:value-type="float" office:value="18.536365" calcext:value-type="float">
            <text:p>18.53636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.089435" calcext:value-type="float">
            <text:p>25.089435</text:p>
          </table:table-cell>
          <table:table-cell office:value-type="float" office:value="2500" calcext:value-type="float">
            <text:p>2500</text:p>
          </table:table-cell>
          <table:table-cell office:value-type="float" office:value="20.68075" calcext:value-type="float">
            <text:p>20.68075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5.546922" calcext:value-type="float">
            <text:p>25.546922</text:p>
          </table:table-cell>
          <table:table-cell office:value-type="float" office:value="2500" calcext:value-type="float">
            <text:p>2500</text:p>
          </table:table-cell>
          <table:table-cell office:value-type="float" office:value="21.039332" calcext:value-type="float">
            <text:p>21.03933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8.153011" calcext:value-type="float">
            <text:p>28.153011</text:p>
          </table:table-cell>
          <table:table-cell office:value-type="float" office:value="2600" calcext:value-type="float">
            <text:p>2600</text:p>
          </table:table-cell>
          <table:table-cell office:value-type="float" office:value="22.998887" calcext:value-type="float">
            <text:p>22.998887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9.077251" calcext:value-type="float">
            <text:p>29.077251</text:p>
          </table:table-cell>
          <table:table-cell office:value-type="float" office:value="2600" calcext:value-type="float">
            <text:p>2600</text:p>
          </table:table-cell>
          <table:table-cell office:value-type="float" office:value="23.446018" calcext:value-type="float">
            <text:p>23.44601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3.150078" calcext:value-type="float">
            <text:p>33.150078</text:p>
          </table:table-cell>
          <table:table-cell office:value-type="float" office:value="2700" calcext:value-type="float">
            <text:p>2700</text:p>
          </table:table-cell>
          <table:table-cell office:value-type="float" office:value="25.838201" calcext:value-type="float">
            <text:p>25.838201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31.709939" calcext:value-type="float">
            <text:p>31.709939</text:p>
          </table:table-cell>
          <table:table-cell office:value-type="float" office:value="2700" calcext:value-type="float">
            <text:p>2700</text:p>
          </table:table-cell>
          <table:table-cell office:value-type="float" office:value="26.415484" calcext:value-type="float">
            <text:p>26.41548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5.212694" calcext:value-type="float">
            <text:p>35.212694</text:p>
          </table:table-cell>
          <table:table-cell office:value-type="float" office:value="2800" calcext:value-type="float">
            <text:p>2800</text:p>
          </table:table-cell>
          <table:table-cell office:value-type="float" office:value="29.008708" calcext:value-type="float">
            <text:p>29.008708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35.33393" calcext:value-type="float">
            <text:p>35.33393</text:p>
          </table:table-cell>
          <table:table-cell office:value-type="float" office:value="2800" calcext:value-type="float">
            <text:p>2800</text:p>
          </table:table-cell>
          <table:table-cell office:value-type="float" office:value="29.312577" calcext:value-type="float">
            <text:p>29.31257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3.307905" calcext:value-type="float">
            <text:p>43.307905</text:p>
          </table:table-cell>
          <table:table-cell office:value-type="float" office:value="3000" calcext:value-type="float">
            <text:p>3000</text:p>
          </table:table-cell>
          <table:table-cell office:value-type="float" office:value="35.146465" calcext:value-type="float">
            <text:p>35.14646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44.638725" calcext:value-type="float">
            <text:p>44.638725</text:p>
          </table:table-cell>
          <table:table-cell office:value-type="float" office:value="3000" calcext:value-type="float">
            <text:p>3000</text:p>
          </table:table-cell>
          <table:table-cell office:value-type="float" office:value="35.876225" calcext:value-type="float">
            <text:p>35.87622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.58839" calcext:value-type="float">
            <text:p>47.58839</text:p>
          </table:table-cell>
          <table:table-cell office:value-type="float" office:value="3100" calcext:value-type="float">
            <text:p>3100</text:p>
          </table:table-cell>
          <table:table-cell office:value-type="float" office:value="38.701423" calcext:value-type="float">
            <text:p>38.701423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48.744148" calcext:value-type="float">
            <text:p>48.744148</text:p>
          </table:table-cell>
          <table:table-cell office:value-type="float" office:value="3100" calcext:value-type="float">
            <text:p>3100</text:p>
          </table:table-cell>
          <table:table-cell office:value-type="float" office:value="39.772179" calcext:value-type="float">
            <text:p>39.77217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2.305146" calcext:value-type="float">
            <text:p>52.305146</text:p>
          </table:table-cell>
          <table:table-cell office:value-type="float" office:value="3200" calcext:value-type="float">
            <text:p>3200</text:p>
          </table:table-cell>
          <table:table-cell office:value-type="float" office:value="42.541093" calcext:value-type="float">
            <text:p>42.541093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52.977152" calcext:value-type="float">
            <text:p>52.977152</text:p>
          </table:table-cell>
          <table:table-cell office:value-type="float" office:value="3200" calcext:value-type="float">
            <text:p>3200</text:p>
          </table:table-cell>
          <table:table-cell office:value-type="float" office:value="43.374276" calcext:value-type="float">
            <text:p>43.37427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7.297848" calcext:value-type="float">
            <text:p>57.297848</text:p>
          </table:table-cell>
          <table:table-cell office:value-type="float" office:value="3300" calcext:value-type="float">
            <text:p>3300</text:p>
          </table:table-cell>
          <table:table-cell office:value-type="float" office:value="51.058773" calcext:value-type="float">
            <text:p>51.058773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58.707026" calcext:value-type="float">
            <text:p>58.707026</text:p>
          </table:table-cell>
          <table:table-cell office:value-type="float" office:value="3300" calcext:value-type="float">
            <text:p>3300</text:p>
          </table:table-cell>
          <table:table-cell office:value-type="float" office:value="48.79541" calcext:value-type="float">
            <text:p>48.7954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8.286723" calcext:value-type="float">
            <text:p>68.286723</text:p>
          </table:table-cell>
          <table:table-cell office:value-type="float" office:value="3500" calcext:value-type="float">
            <text:p>3500</text:p>
          </table:table-cell>
          <table:table-cell office:value-type="float" office:value="55.800415" calcext:value-type="float">
            <text:p>55.800415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68.868583" calcext:value-type="float">
            <text:p>68.868583</text:p>
          </table:table-cell>
          <table:table-cell office:value-type="float" office:value="3500" calcext:value-type="float">
            <text:p>3500</text:p>
          </table:table-cell>
          <table:table-cell office:value-type="float" office:value="56.826982" calcext:value-type="float">
            <text:p>56.82698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7.206425" calcext:value-type="float">
            <text:p>77.206425</text:p>
          </table:table-cell>
          <table:table-cell office:value-type="float" office:value="3600" calcext:value-type="float">
            <text:p>3600</text:p>
          </table:table-cell>
          <table:table-cell office:value-type="float" office:value="60.672295" calcext:value-type="float">
            <text:p>60.67229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74.831133" calcext:value-type="float">
            <text:p>74.831133</text:p>
          </table:table-cell>
          <table:table-cell office:value-type="float" office:value="3600" calcext:value-type="float">
            <text:p>3600</text:p>
          </table:table-cell>
          <table:table-cell office:value-type="float" office:value="61.689017" calcext:value-type="float">
            <text:p>61.68901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80.912213" calcext:value-type="float">
            <text:p>80.912213</text:p>
          </table:table-cell>
          <table:table-cell office:value-type="float" office:value="3700" calcext:value-type="float">
            <text:p>3700</text:p>
          </table:table-cell>
          <table:table-cell office:value-type="float" office:value="66.00455" calcext:value-type="float">
            <text:p>66.00455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81.164913" calcext:value-type="float">
            <text:p>81.164913</text:p>
          </table:table-cell>
          <table:table-cell office:value-type="float" office:value="3700" calcext:value-type="float">
            <text:p>3700</text:p>
          </table:table-cell>
          <table:table-cell office:value-type="float" office:value="67.140723" calcext:value-type="float">
            <text:p>67.14072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7.060041" calcext:value-type="float">
            <text:p>87.060041</text:p>
          </table:table-cell>
          <table:table-cell office:value-type="float" office:value="3800" calcext:value-type="float">
            <text:p>3800</text:p>
          </table:table-cell>
          <table:table-cell office:value-type="float" office:value="75.533382" calcext:value-type="float">
            <text:p>75.533382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93.185771" calcext:value-type="float">
            <text:p>93.185771</text:p>
          </table:table-cell>
          <table:table-cell office:value-type="float" office:value="3800" calcext:value-type="float">
            <text:p>3800</text:p>
          </table:table-cell>
          <table:table-cell office:value-type="float" office:value="72.324182" calcext:value-type="float">
            <text:p>72.32418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94.327722" calcext:value-type="float">
            <text:p>94.327722</text:p>
          </table:table-cell>
          <table:table-cell office:value-type="float" office:value="3900" calcext:value-type="float">
            <text:p>3900</text:p>
          </table:table-cell>
          <table:table-cell office:value-type="float" office:value="78.078263" calcext:value-type="float">
            <text:p>78.078263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102.239023" calcext:value-type="float">
            <text:p>102.239023</text:p>
          </table:table-cell>
          <table:table-cell office:value-type="float" office:value="3900" calcext:value-type="float">
            <text:p>3900</text:p>
          </table:table-cell>
          <table:table-cell office:value-type="float" office:value="79.339375" calcext:value-type="float">
            <text:p>79.3393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1.708959" calcext:value-type="float">
            <text:p>101.708959</text:p>
          </table:table-cell>
          <table:table-cell office:value-type="float" office:value="4000" calcext:value-type="float">
            <text:p>4000</text:p>
          </table:table-cell>
          <table:table-cell office:value-type="float" office:value="85.843968" calcext:value-type="float">
            <text:p>85.843968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09.700099" calcext:value-type="float">
            <text:p>109.700099</text:p>
          </table:table-cell>
          <table:table-cell office:value-type="float" office:value="4000" calcext:value-type="float">
            <text:p>4000</text:p>
          </table:table-cell>
          <table:table-cell office:value-type="float" office:value="84.598582" calcext:value-type="float">
            <text:p>84.598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22:52:20.2004175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2:20:54.704844415</meta:creation-date>
    <dc:date>2017-11-30T23:11:07.535487261</dc:date>
    <meta:editing-duration>PT8M11S</meta:editing-duration>
    <meta:editing-cycles>4</meta:editing-cycles>
    <meta:generator>LibreOffice/5.1.6.2$Linux_X86_64 LibreOffice_project/10m0$Build-2</meta:generator>
    <meta:document-statistic meta:table-count="1" meta:cell-count="3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134cm" svg:height="20.971cm" xlink:href=".." xlink:type="simple" chart:class="chart:scatter" chart:column-mapping="3 1 2 4" chart:style-name="ch1">
        <chart:title svg:x="9.078cm" svg:y="0.156cm" chart:style-name="ch2">
          <text:p>LU factorisation Alogrithms - Size vs Exe time Analysis
</text:p>
        </chart:title>
        <chart:legend svg:x="12.393cm" svg:y="1.598cm" style:legend-expansion="custom" chartooo:width="3.815cm" chartooo:height="2.091cm" style:legend-expansion-aspect-ratio="1.82448589191774" chart:style-name="ch3"/>
        <chart:plot-area chart:style-name="ch4" table:cell-range-address="Sheet1.A3:Sheet1.B40 Sheet1.G2:Sheet1.G40 Sheet1.B2:Sheet1.B2 Sheet1.D2:Sheet1.D40 Sheet1.I2:Sheet1.I40" chart:data-source-has-labels="row" svg:x="0.873cm" svg:y="0.807cm" svg:width="19.686cm" svg:height="19.004cm">
          <chartooo:coordinate-region svg:x="1.68cm" svg:y="1.006cm" svg:width="18.507cm" svg:height="18.158cm"/>
          <chart:axis chart:dimension="x" chart:name="primary-x" chart:style-name="ch5">
            <chart:title svg:x="9.692cm" svg:y="19.914cm" chart:style-name="ch6">
              <text:p>Size of matrix
 m, A[m x m]</text:p>
            </chart:title>
          </chart:axis>
          <chart:axis chart:dimension="y" chart:name="primary-y" chart:style-name="ch5">
            <chart:title svg:x="0cm" svg:y="11.888cm" chart:style-name="ch7">
              <text:p>Execution TIme (Sec)</text:p>
            </chart:title>
            <chart:grid chart:style-name="ch8" chart:class="major"/>
          </chart:axis>
          <chart:series chart:style-name="ch9" chart:values-cell-range-address="Sheet1.G3:Sheet1.G40" chart:label-cell-address="Sheet1.G2:Sheet1.G2" chart:class="chart:scatter">
            <chart:domain table:cell-range-address="Sheet1.A3:Sheet1.A40"/>
            <chart:data-point chart:repeated="38"/>
          </chart:series>
          <chart:series chart:style-name="ch10" chart:values-cell-range-address="Sheet1.B3:Sheet1.B40" chart:label-cell-address="Sheet1.B2:Sheet1.B2" chart:class="chart:scatter">
            <chart:data-point chart:repeated="38"/>
          </chart:series>
          <chart:series chart:style-name="ch11" chart:values-cell-range-address="Sheet1.D3:Sheet1.D40" chart:label-cell-address="Sheet1.D2:Sheet1.D2" chart:class="chart:scatter">
            <chart:data-point chart:repeated="38"/>
          </chart:series>
          <chart:series chart:style-name="ch12" chart:values-cell-range-address="Sheet1.I3:Sheet1.I40" chart:label-cell-address="Sheet1.I2:Sheet1.I2" chart:class="chart:scatter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IVOT_SEQ</text:p>
                <draw:g>
                  <svg:desc>Sheet1.G2:Sheet1.G2</svg:desc>
                </draw:g>
              </table:table-cell>
              <table:table-cell office:value-type="string">
                <text:p>NO_PIVOT_SEQ</text:p>
                <draw:g>
                  <svg:desc>Sheet1.B2:Sheet1.B2</svg:desc>
                </draw:g>
              </table:table-cell>
              <table:table-cell office:value-type="string">
                <text:p>NO_PIVOT_PAR</text:p>
                <draw:g>
                  <svg:desc>Sheet1.D2:Sheet1.D2</svg:desc>
                </draw:g>
              </table:table-cell>
              <table:table-cell office:value-type="string">
                <text:p>PIVOT_PAR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40</svg:desc>
                </draw:g>
              </table:table-cell>
              <table:table-cell office:value-type="float" office:value="0">
                <text:p>0</text:p>
                <draw:g>
                  <svg:desc>Sheet1.G3:Sheet1.G40</svg:desc>
                </draw:g>
              </table:table-cell>
              <table:table-cell office:value-type="float" office:value="0">
                <text:p>0</text:p>
                <draw:g>
                  <svg:desc>Sheet1.B3:Sheet1.B40</svg:desc>
                </draw:g>
              </table:table-cell>
              <table:table-cell office:value-type="float" office:value="0">
                <text:p>0</text:p>
                <draw:g>
                  <svg:desc>Sheet1.D3:Sheet1.D40</svg:desc>
                </draw:g>
              </table:table-cell>
              <table:table-cell office:value-type="float" office:value="0.000002">
                <text:p>0.000002</text:p>
                <draw:g>
                  <svg:desc>Sheet1.I3:Sheet1.I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1847">
                <text:p>0.001847</text:p>
              </table:table-cell>
              <table:table-cell office:value-type="float" office:value="0.001775">
                <text:p>0.001775</text:p>
              </table:table-cell>
              <table:table-cell office:value-type="float" office:value="0.00236">
                <text:p>0.00236</text:p>
              </table:table-cell>
              <table:table-cell office:value-type="float" office:value="0.003152">
                <text:p>0.003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13587">
                <text:p>0.013587</text:p>
              </table:table-cell>
              <table:table-cell office:value-type="float" office:value="0.013078">
                <text:p>0.013078</text:p>
              </table:table-cell>
              <table:table-cell office:value-type="float" office:value="0.021009">
                <text:p>0.021009</text:p>
              </table:table-cell>
              <table:table-cell office:value-type="float" office:value="0.023949">
                <text:p>0.0239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048277">
                <text:p>0.048277</text:p>
              </table:table-cell>
              <table:table-cell office:value-type="float" office:value="0.045548">
                <text:p>0.045548</text:p>
              </table:table-cell>
              <table:table-cell office:value-type="float" office:value="0.046715">
                <text:p>0.046715</text:p>
              </table:table-cell>
              <table:table-cell office:value-type="float" office:value="0.047832">
                <text:p>0.047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103768">
                <text:p>0.103768</text:p>
              </table:table-cell>
              <table:table-cell office:value-type="float" office:value="0.103075">
                <text:p>0.103075</text:p>
              </table:table-cell>
              <table:table-cell office:value-type="float" office:value="0.103873">
                <text:p>0.103873</text:p>
              </table:table-cell>
              <table:table-cell office:value-type="float" office:value="0.096249">
                <text:p>0.096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199729">
                <text:p>0.199729</text:p>
              </table:table-cell>
              <table:table-cell office:value-type="float" office:value="0.199745">
                <text:p>0.199745</text:p>
              </table:table-cell>
              <table:table-cell office:value-type="float" office:value="0.166797">
                <text:p>0.166797</text:p>
              </table:table-cell>
              <table:table-cell office:value-type="float" office:value="0.172272">
                <text:p>0.172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0.346498">
                <text:p>0.346498</text:p>
              </table:table-cell>
              <table:table-cell office:value-type="float" office:value="0.342639">
                <text:p>0.342639</text:p>
              </table:table-cell>
              <table:table-cell office:value-type="float" office:value="0.275971">
                <text:p>0.275971</text:p>
              </table:table-cell>
              <table:table-cell office:value-type="float" office:value="0.299383">
                <text:p>0.299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0.553028">
                <text:p>0.553028</text:p>
              </table:table-cell>
              <table:table-cell office:value-type="float" office:value="0.548881">
                <text:p>0.548881</text:p>
              </table:table-cell>
              <table:table-cell office:value-type="float" office:value="0.433235">
                <text:p>0.433235</text:p>
              </table:table-cell>
              <table:table-cell office:value-type="float" office:value="0.444656">
                <text:p>0.444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0.835906">
                <text:p>0.835906</text:p>
              </table:table-cell>
              <table:table-cell office:value-type="float" office:value="0.821118">
                <text:p>0.821118</text:p>
              </table:table-cell>
              <table:table-cell office:value-type="float" office:value="0.634209">
                <text:p>0.634209</text:p>
              </table:table-cell>
              <table:table-cell office:value-type="float" office:value="0.654631">
                <text:p>0.654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1.193536">
                <text:p>1.193536</text:p>
              </table:table-cell>
              <table:table-cell office:value-type="float" office:value="1.193751">
                <text:p>1.193751</text:p>
              </table:table-cell>
              <table:table-cell office:value-type="float" office:value="0.915649">
                <text:p>0.915649</text:p>
              </table:table-cell>
              <table:table-cell office:value-type="float" office:value="0.928757">
                <text:p>0.928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.626817">
                <text:p>1.626817</text:p>
              </table:table-cell>
              <table:table-cell office:value-type="float" office:value="1.629197">
                <text:p>1.629197</text:p>
              </table:table-cell>
              <table:table-cell office:value-type="float" office:value="1.221775">
                <text:p>1.221775</text:p>
              </table:table-cell>
              <table:table-cell office:value-type="float" office:value="1.393999">
                <text:p>1.393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2.170218">
                <text:p>2.170218</text:p>
              </table:table-cell>
              <table:table-cell office:value-type="float" office:value="2.152326">
                <text:p>2.152326</text:p>
              </table:table-cell>
              <table:table-cell office:value-type="float" office:value="1.646936">
                <text:p>1.646936</text:p>
              </table:table-cell>
              <table:table-cell office:value-type="float" office:value="1.838448">
                <text:p>1.838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2.81547">
                <text:p>2.81547</text:p>
              </table:table-cell>
              <table:table-cell office:value-type="float" office:value="2.793202">
                <text:p>2.793202</text:p>
              </table:table-cell>
              <table:table-cell office:value-type="float" office:value="2.362074">
                <text:p>2.362074</text:p>
              </table:table-cell>
              <table:table-cell office:value-type="float" office:value="2.178785">
                <text:p>2.178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3.58135">
                <text:p>3.58135</text:p>
              </table:table-cell>
              <table:table-cell office:value-type="float" office:value="3.558396">
                <text:p>3.558396</text:p>
              </table:table-cell>
              <table:table-cell office:value-type="float" office:value="3.310399">
                <text:p>3.310399</text:p>
              </table:table-cell>
              <table:table-cell office:value-type="float" office:value="2.750634">
                <text:p>2.7506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4.509953">
                <text:p>4.509953</text:p>
              </table:table-cell>
              <table:table-cell office:value-type="float" office:value="4.438408">
                <text:p>4.438408</text:p>
              </table:table-cell>
              <table:table-cell office:value-type="float" office:value="4.530016">
                <text:p>4.530016</text:p>
              </table:table-cell>
              <table:table-cell office:value-type="float" office:value="3.776111">
                <text:p>3.776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5.510939">
                <text:p>5.510939</text:p>
              </table:table-cell>
              <table:table-cell office:value-type="float" office:value="5.459654">
                <text:p>5.459654</text:p>
              </table:table-cell>
              <table:table-cell office:value-type="float" office:value="4.854733">
                <text:p>4.854733</text:p>
              </table:table-cell>
              <table:table-cell office:value-type="float" office:value="6.28426">
                <text:p>6.28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6.663153">
                <text:p>6.663153</text:p>
              </table:table-cell>
              <table:table-cell office:value-type="float" office:value="6.599221">
                <text:p>6.599221</text:p>
              </table:table-cell>
              <table:table-cell office:value-type="float" office:value="5.133781">
                <text:p>5.133781</text:p>
              </table:table-cell>
              <table:table-cell office:value-type="float" office:value="6.061978">
                <text:p>6.061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9.518762">
                <text:p>9.518762</text:p>
              </table:table-cell>
              <table:table-cell office:value-type="float" office:value="9.409168">
                <text:p>9.409168</text:p>
              </table:table-cell>
              <table:table-cell office:value-type="float" office:value="8.762176">
                <text:p>8.762176</text:p>
              </table:table-cell>
              <table:table-cell office:value-type="float" office:value="8.699561">
                <text:p>8.699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1.166607">
                <text:p>11.166607</text:p>
              </table:table-cell>
              <table:table-cell office:value-type="float" office:value="11.062365">
                <text:p>11.062365</text:p>
              </table:table-cell>
              <table:table-cell office:value-type="float" office:value="9.299248">
                <text:p>9.299248</text:p>
              </table:table-cell>
              <table:table-cell office:value-type="float" office:value="11.140706">
                <text:p>11.140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3.393177">
                <text:p>13.393177</text:p>
              </table:table-cell>
              <table:table-cell office:value-type="float" office:value="13.381031">
                <text:p>13.381031</text:p>
              </table:table-cell>
              <table:table-cell office:value-type="float" office:value="11.076618">
                <text:p>11.076618</text:p>
              </table:table-cell>
              <table:table-cell office:value-type="float" office:value="12.146508">
                <text:p>12.1465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5.361895">
                <text:p>15.361895</text:p>
              </table:table-cell>
              <table:table-cell office:value-type="float" office:value="15.33157">
                <text:p>15.33157</text:p>
              </table:table-cell>
              <table:table-cell office:value-type="float" office:value="13.490632">
                <text:p>13.490632</text:p>
              </table:table-cell>
              <table:table-cell office:value-type="float" office:value="13.128272">
                <text:p>13.128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7.215669">
                <text:p>17.215669</text:p>
              </table:table-cell>
              <table:table-cell office:value-type="float" office:value="17.342254">
                <text:p>17.342254</text:p>
              </table:table-cell>
              <table:table-cell office:value-type="float" office:value="14.664903">
                <text:p>14.664903</text:p>
              </table:table-cell>
              <table:table-cell office:value-type="float" office:value="16.486133">
                <text:p>16.486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9.685158">
                <text:p>19.685158</text:p>
              </table:table-cell>
              <table:table-cell office:value-type="float" office:value="19.52786">
                <text:p>19.52786</text:p>
              </table:table-cell>
              <table:table-cell office:value-type="float" office:value="16.493011">
                <text:p>16.493011</text:p>
              </table:table-cell>
              <table:table-cell office:value-type="float" office:value="15.727448">
                <text:p>15.727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3.127505">
                <text:p>23.127505</text:p>
              </table:table-cell>
              <table:table-cell office:value-type="float" office:value="22.196482">
                <text:p>22.196482</text:p>
              </table:table-cell>
              <table:table-cell office:value-type="float" office:value="18.140491">
                <text:p>18.140491</text:p>
              </table:table-cell>
              <table:table-cell office:value-type="float" office:value="18.536365">
                <text:p>18.5363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5.546922">
                <text:p>25.546922</text:p>
              </table:table-cell>
              <table:table-cell office:value-type="float" office:value="25.089435">
                <text:p>25.089435</text:p>
              </table:table-cell>
              <table:table-cell office:value-type="float" office:value="20.68075">
                <text:p>20.68075</text:p>
              </table:table-cell>
              <table:table-cell office:value-type="float" office:value="21.039332">
                <text:p>21.039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29.077251">
                <text:p>29.077251</text:p>
              </table:table-cell>
              <table:table-cell office:value-type="float" office:value="28.153011">
                <text:p>28.153011</text:p>
              </table:table-cell>
              <table:table-cell office:value-type="float" office:value="22.998887">
                <text:p>22.998887</text:p>
              </table:table-cell>
              <table:table-cell office:value-type="float" office:value="23.446018">
                <text:p>23.4460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1.709939">
                <text:p>31.709939</text:p>
              </table:table-cell>
              <table:table-cell office:value-type="float" office:value="33.150078">
                <text:p>33.150078</text:p>
              </table:table-cell>
              <table:table-cell office:value-type="float" office:value="25.838201">
                <text:p>25.838201</text:p>
              </table:table-cell>
              <table:table-cell office:value-type="float" office:value="26.415484">
                <text:p>26.4154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5.33393">
                <text:p>35.33393</text:p>
              </table:table-cell>
              <table:table-cell office:value-type="float" office:value="35.212694">
                <text:p>35.212694</text:p>
              </table:table-cell>
              <table:table-cell office:value-type="float" office:value="29.008708">
                <text:p>29.008708</text:p>
              </table:table-cell>
              <table:table-cell office:value-type="float" office:value="29.312577">
                <text:p>29.312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">
                <text:p>3000</text:p>
              </table:table-cell>
              <table:table-cell office:value-type="float" office:value="44.638725">
                <text:p>44.638725</text:p>
              </table:table-cell>
              <table:table-cell office:value-type="float" office:value="43.307905">
                <text:p>43.307905</text:p>
              </table:table-cell>
              <table:table-cell office:value-type="float" office:value="35.146465">
                <text:p>35.146465</text:p>
              </table:table-cell>
              <table:table-cell office:value-type="float" office:value="35.876225">
                <text:p>35.876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0">
                <text:p>3100</text:p>
              </table:table-cell>
              <table:table-cell office:value-type="float" office:value="48.744148">
                <text:p>48.744148</text:p>
              </table:table-cell>
              <table:table-cell office:value-type="float" office:value="47.58839">
                <text:p>47.58839</text:p>
              </table:table-cell>
              <table:table-cell office:value-type="float" office:value="38.701423">
                <text:p>38.701423</text:p>
              </table:table-cell>
              <table:table-cell office:value-type="float" office:value="39.772179">
                <text:p>39.7721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0">
                <text:p>3200</text:p>
              </table:table-cell>
              <table:table-cell office:value-type="float" office:value="52.977152">
                <text:p>52.977152</text:p>
              </table:table-cell>
              <table:table-cell office:value-type="float" office:value="52.305146">
                <text:p>52.305146</text:p>
              </table:table-cell>
              <table:table-cell office:value-type="float" office:value="42.541093">
                <text:p>42.541093</text:p>
              </table:table-cell>
              <table:table-cell office:value-type="float" office:value="43.374276">
                <text:p>43.3742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0">
                <text:p>3300</text:p>
              </table:table-cell>
              <table:table-cell office:value-type="float" office:value="58.707026">
                <text:p>58.707026</text:p>
              </table:table-cell>
              <table:table-cell office:value-type="float" office:value="57.297848">
                <text:p>57.297848</text:p>
              </table:table-cell>
              <table:table-cell office:value-type="float" office:value="51.058773">
                <text:p>51.058773</text:p>
              </table:table-cell>
              <table:table-cell office:value-type="float" office:value="48.79541">
                <text:p>48.79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00">
                <text:p>3500</text:p>
              </table:table-cell>
              <table:table-cell office:value-type="float" office:value="68.868583">
                <text:p>68.868583</text:p>
              </table:table-cell>
              <table:table-cell office:value-type="float" office:value="68.286723">
                <text:p>68.286723</text:p>
              </table:table-cell>
              <table:table-cell office:value-type="float" office:value="55.800415">
                <text:p>55.800415</text:p>
              </table:table-cell>
              <table:table-cell office:value-type="float" office:value="56.826982">
                <text:p>56.826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00">
                <text:p>3600</text:p>
              </table:table-cell>
              <table:table-cell office:value-type="float" office:value="74.831133">
                <text:p>74.831133</text:p>
              </table:table-cell>
              <table:table-cell office:value-type="float" office:value="77.206425">
                <text:p>77.206425</text:p>
              </table:table-cell>
              <table:table-cell office:value-type="float" office:value="60.672295">
                <text:p>60.672295</text:p>
              </table:table-cell>
              <table:table-cell office:value-type="float" office:value="61.689017">
                <text:p>61.6890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00">
                <text:p>3700</text:p>
              </table:table-cell>
              <table:table-cell office:value-type="float" office:value="81.164913">
                <text:p>81.164913</text:p>
              </table:table-cell>
              <table:table-cell office:value-type="float" office:value="80.912213">
                <text:p>80.912213</text:p>
              </table:table-cell>
              <table:table-cell office:value-type="float" office:value="66.00455">
                <text:p>66.00455</text:p>
              </table:table-cell>
              <table:table-cell office:value-type="float" office:value="67.140723">
                <text:p>67.140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00">
                <text:p>3800</text:p>
              </table:table-cell>
              <table:table-cell office:value-type="float" office:value="93.185771">
                <text:p>93.185771</text:p>
              </table:table-cell>
              <table:table-cell office:value-type="float" office:value="87.060041">
                <text:p>87.060041</text:p>
              </table:table-cell>
              <table:table-cell office:value-type="float" office:value="75.533382">
                <text:p>75.533382</text:p>
              </table:table-cell>
              <table:table-cell office:value-type="float" office:value="72.324182">
                <text:p>72.324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00">
                <text:p>3900</text:p>
              </table:table-cell>
              <table:table-cell office:value-type="float" office:value="102.239023">
                <text:p>102.239023</text:p>
              </table:table-cell>
              <table:table-cell office:value-type="float" office:value="94.327722">
                <text:p>94.327722</text:p>
              </table:table-cell>
              <table:table-cell office:value-type="float" office:value="78.078263">
                <text:p>78.078263</text:p>
              </table:table-cell>
              <table:table-cell office:value-type="float" office:value="79.339375">
                <text:p>79.339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00">
                <text:p>4000</text:p>
              </table:table-cell>
              <table:table-cell office:value-type="float" office:value="109.700099">
                <text:p>109.700099</text:p>
              </table:table-cell>
              <table:table-cell office:value-type="float" office:value="101.708959">
                <text:p>101.708959</text:p>
              </table:table-cell>
              <table:table-cell office:value-type="float" office:value="85.843968">
                <text:p>85.843968</text:p>
              </table:table-cell>
              <table:table-cell office:value-type="float" office:value="84.598582">
                <text:p>84.598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